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P1" style:family="paragraph" style:parent-style-name="Table_20_Contents">
      <style:text-properties officeooo:rsid="0013d4ff" officeooo:paragraph-rsid="000f09f9"/>
    </style:style>
    <style:style style:name="P2" style:family="paragraph" style:parent-style-name="Содержимое_20_таблицы_20_по_20_центру">
      <style:text-properties officeooo:rsid="0017c942" officeooo:paragraph-rsid="000f09f9"/>
    </style:style>
    <style:style style:name="P3" style:family="paragraph" style:parent-style-name="Standard">
      <style:text-properties officeooo:paragraph-rsid="000f09f9"/>
    </style:style>
    <style:style style:name="P4" style:family="paragraph" style:parent-style-name="Title">
      <style:text-properties officeooo:rsid="0015098b" officeooo:paragraph-rsid="000f09f9"/>
    </style:style>
    <style:style style:name="P5" style:family="paragraph" style:parent-style-name="Subtitle">
      <style:text-properties officeooo:paragraph-rsid="000f09f9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Standard">
      <style:text-properties officeooo:paragraph-rsid="000f9cd7"/>
    </style:style>
    <style:style style:name="T1" style:family="text">
      <style:text-properties fo:language="en" fo:country="US" officeooo:rsid="00164d26"/>
    </style:style>
    <style:style style:name="T2" style:family="text">
      <style:text-properties fo:language="en" fo:country="US" officeooo:rsid="000f09f9"/>
    </style:style>
    <style:style style:name="T3" style:family="text">
      <style:text-properties fo:language="en" fo:country="US" officeooo:rsid="0015098b"/>
    </style:style>
    <style:style style:name="T4" style:family="text">
      <style:text-properties fo:language="ru" fo:country="RU" officeooo:rsid="000f09f9"/>
    </style:style>
    <style:style style:name="T5" style:family="text">
      <style:text-properties fo:language="en" fo:country="US" officeooo:rsid="000f9cd7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/>
      <text:p text:style-name="P3"/>
      <text:p text:style-name="P4"/>
      <text:p text:style-name="P4">ОТЧЕТ<text:line-break/>о лабораторной работе № <text:span text:style-name="T1">1</text:span><text:span text:style-name="T2">2</text:span></text:p>
      <text:p text:style-name="P3"/>
      <text:p text:style-name="P5"><text:span text:style-name="T3">«</text:span><text:span text:style-name="T4">Модули и пакеты в языке программирования </text:span><text:span text:style-name="T2">Python</text:span><text:span text:style-name="T3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Постановка задачи</text:h>
      <text:p text:style-name="P3"><text:s/>В соответствии с заданием к лабораторной работе №12 необходимо выполнить следующие задачи:</text:p>
      <text:p text:style-name="P3"><text:s/>1. Создать собственный модуль на языке Python (moduli.py), содержащий не менее одной константы и четырех функций. Реализовать различные варианты импорта модуля: импорт всего модуля, импорт конкретных элементов, импорт с переименованием, импорт всех элементов.</text:p>
      <text:p text:style-name="P3"><text:s/>2. Дополнить модуль специальными переменными: __name__ (позволяет определить, запущен ли модуль как программа или импортирован) и __all__ (определяет имена, импортируемые при импорте всех элементов модуля).</text:p>
      <text:p text:style-name="P3"><text:s/>3. Создать собственный пакет (dir_laboratory_work_12), содержащий подпакет (laboratory_reworks_12) и два модуля. Реализовать различные варианты импорта из пакета: импорт модуля из пакета, импорт определенных элементов из модуля, импорт из подпакета, относительный импорт.</text:p>
      <text:p text:style-name="P3"><text:s/>4. Выполнить корректировку программ из лабораторных работ №1, №4 и №5, чтобы их функции были доступны как элементы соответствующих модулей и пакетов.</text:p>
      <text:p text:style-name="P3"/>
      <text:h text:style-name="P6" text:outline-level="1">Теоретическая часть</text:h>
      <text:p text:style-name="P3"><text:s/>Модули в Python представляют собой файлы с расширением .py, содержащие определения функций, классов и переменных. Пакеты — это способ организации модулей в иерархические структуры с помощью каталогов, содержащих файл __init__.py.</text:p>
      <text:p text:style-name="P3"><text:s/>В работе используются специальные переменные модуля:</text:p>
      <text:p text:style-name="P3"><text:s/>- __name__: при запуске файла как основной программы принимает значение "__main__", при импорте — имя модуля. Это позволяет разделять исполняемый код и код, предназначенный для импорта.</text:p>
      <text:p text:style-name="P3"><text:s/>- __all__: список строк, определяющий, какие имена будут экспортироваться при использовании конструкции "from module import *".</text:p>
      <text:p text:style-name="P3"><text:s/>В пакетах файл __init__.py может быть пустым или содержать код инициализации пакета, а также определять __all__ для пакета.</text:p>
      <text:p text:style-name="P3"><text:s/>Относительный импорт внутри пакета выполняется с использованием точек: from . import module (текущий каталог), from .. import module (родительский каталог).</text:p>
      <text:p text:style-name="P3"/>
      <text:h text:style-name="Heading_20_1" text:outline-level="1">Листинг программы</text:h>
      <text:p text:style-name="P3"><text:s/>Исходный код программы (листинг) размещен в репозитории GitHub по адресу:</text:p>
      <text:p text:style-name="P3"><text:s/>https://github.com/<text:span text:style-name="T5">MRKoret</text:span>/BMSTU_Python_<text:span text:style-name="T5">LebedevAV</text:span></text:p>
      <text:p text:style-name="P7"><text:s/></text:p>
      <text:p text:style-name="P7"/>
      <text:p text:style-name="P7"><text:soft-page-break/>Структура пакета для лабораторной работы №12:</text:p>
      <text:p text:style-name="P3"><text:s/>dir_laboratory_work_12/</text:p>
      <text:p text:style-name="P3"><text:s/>├── __init__.py</text:p>
      <text:p text:style-name="P3"><text:s/>├── laboratory_work_12.py</text:p>
      <text:p text:style-name="P3"><text:s/>├── moduli.py</text:p>
      <text:p text:style-name="P3"><text:s/>└── laboratory_reworks_12/</text:p>
      <text:p text:style-name="P3"><text:s text:c="5"/>├── __init__.py</text:p>
      <text:p text:style-name="P3"><text:s text:c="5"/>├── laboratory_rework_1.py</text:p>
      <text:p text:style-name="P3"><text:s text:c="5"/>├── laboratory_rework_4.py</text:p>
      <text:p text:style-name="P3"><text:s text:c="5"/>└── laboratory_rework_5.py</text:p>
      <text:p text:style-name="P3"/>
      <text:p text:style-name="P3"><text:s/>Содержание модуля moduli.py:</text:p>
      <text:p text:style-name="P3"><text:s/>- Константа: _pi = 3.14159</text:p>
      <text:p text:style-name="P3"><text:s/>- Функции: add(), subtract(), multiply(), divide()</text:p>
      <text:p text:style-name="P3"><text:s/>- Переменная __all__ = ['add', 'multiply', 'subtract']</text:p>
      <text:p text:style-name="P3"><text:s/>- Проверка __name__ для демонстрации работы модуля</text:p>
      <text:p text:style-name="P3"/>
      <text:p text:style-name="P3"><text:s/>Содержание модуля laboratory_rework_1.py (лабораторная работа №1):</text:p>
      <text:p text:style-name="P3"><text:s/>- Константы: PI = pi, SQRT2 = sqrt(2)</text:p>
      <text:p text:style-name="P3"><text:s/>- Функции: calculate_z1(alpha), calculate_z2(alpha)</text:p>
      <text:p text:style-name="P3"><text:s/>- Переменная __all__ = ['calculate_z1', 'calculate_z2', 'PI', 'SQRT2']</text:p>
      <text:p text:style-name="P3"/>
      <text:p text:style-name="P3"><text:s/>Содержание модуля laboratory_rework_4.py (лабораторная работа №4):</text:p>
      <text:p text:style-name="P3"><text:s/>- Функции: create_random_array(), sum_positive_elements(), sort_by_absolute_value(), product_between_min_max_abs(), sort_descending(), get_positive_elements(), get_valid_array_size()</text:p>
      <text:p text:style-name="P3"><text:s/>- Переменная __all__ с перечислением всех экспортируемых функций</text:p>
      <text:p text:style-name="P3"/>
      <text:p text:style-name="P3"><text:s/>Содержание модуля laboratory_rework_5.py (лабораторная работа №5):</text:p>
      <text:p text:style-name="P3"><text:s/>- Функции: input_matrix_dimensions(), input_matrix(), print_matrix(), count_columns_without_zeros(), calculate_row_characteristic(), sort_rows_by_characteristics(), get_row_characteristics(), print_row_characteristics(), main()</text:p>
      <text:p text:style-name="P3"><text:s/>- Переменная __all__ с перечислением всех экспортируемых функций</text:p>
      <text:p text:style-name="P3"/>
      <text:h text:style-name="Heading_20_1" text:outline-level="1">Результат работы программы</text:h>
      <text:p text:style-name="P3"><text:s/>Результатом работы программы является успешный импорт созданных модулей и пакета с демонстрацией всех видов импорта:</text:p>
      <text:p text:style-name="P3"><text:s/>- Импорт всего модуля moduli: доступны функции add, multiply, subtract</text:p>
      <text:p text:style-name="P3"><text:s/>- Импорт конкретных элементов: from moduli import add, multiply, subtract</text:p>
      <text:p text:style-name="P3"><text:s/>- Импорт с переименованием: from moduli import add as addition</text:p>
      <text:p text:style-name="P3"><text:s/>- Импорт всех элементов (с учетом __all__): from moduli import *</text:p>
      <text:p text:style-name="P3"><text:soft-page-break/><text:s/>- Импорт модуля из пакета: from dir_laboratory_work_12 import moduli</text:p>
      <text:p text:style-name="P3"><text:s/>- Импорт из подпакета: from dir_laboratory_work_12.laboratory_reworks_12.laboratory_rework_1 import calculate_z1, calculate_z2</text:p>
      <text:p text:style-name="P3"><text:s/>- Импорт модулей из лабораторных работ №4 и №5</text:p>
      <text:p text:style-name="P3"/>
      <text:p text:style-name="P3"><text:s/>При запуске модуля как основной программы выполняется демонстрация работы его функций. При импорте модуля выводится соответствующее сообщение и не выполняется тестирующий код.</text:p>
      <text:p text:style-name="P3"/>
      <text:h text:style-name="Heading_20_1" text:outline-level="1">Список использованной литературы и материалов</text:h>
      <text:p text:style-name="P3"><text:s text:c="4"/>1. 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<text:p text:style-name="P3"><text:s text:c="4"/>2. Брюс М. Ван Хорн II, Куан Нгуен. PyCharm: профессиональная работа на Python / пер. с англ. И.Л. Люско. – М.:ДМК Пресс, 2024. – 618 с.: ил.</text:p>
      <text:p text:style-name="P3"><text:s text:c="4"/>3. Welcome to python.org. — Текст : электронный // The official home of the Python Programming Language : [сайт]. — URL: https://www.python.org/ (дата обращения: 14.09.2025).</text:p>
      <text:p text:style-name="P3"><text:s text:c="4"/>4. Git. — Текст : электронный // Git : [сайт]. — URL: https://git-scm.com/ (дата обращения: 14.09.2025).</text:p>
      <text:p text:style-name="P3"><text:s text:c="4"/>5. GitHub. — Текст : электронный // GitHub : [сайт]. — URL: https://github.com/ (дата обращения: 14.09.2025).</text:p>
      <text:p text:style-name="P3"><text:s text:c="4"/>6. PyCharm: The only Python IDE you need. — Текст : электронный // JetBrains: Essential tools for software developers and teams : [сайт]. — URL: https://www.jetbrains.com/pycharm/ (дата обращения: 14.09.2025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T1" style:family="text">
      <style:text-properties fo:language="en" fo:country="US" officeooo:rsid="00164d26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<text:span text:style-name="MT1">6</text:span>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bookmark-start text:name="PageNumWizard_HEADER_Первая страница2 Копия 1"/><text:page-number text:select-page="current">2</text:page-number><text:bookmark-end text:name="PageNumWizard_HEADER_Первая страница2 Копия 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09T17:36:22.408953700</meta:creation-date>
    <dc:date>2026-04-09T20:21:21.396660100</dc:date>
    <meta:editing-duration>PT2M50S</meta:editing-duration>
    <meta:editing-cycles>1</meta:editing-cycles>
    <meta:document-statistic meta:table-count="2" meta:image-count="1" meta:object-count="0" meta:page-count="5" meta:paragraph-count="70" meta:word-count="674" meta:character-count="5685" meta:non-whitespace-character-count="4977"/>
    <meta:generator>LibreOffice/25.8.5.2$Windows_X86_64 LibreOffice_project/9c8b85f387cc00a89945a79c9e6239f32e450ac2</meta:generator>
  </office:meta>
</office:document-meta>
</file>